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1.212cm"/>
    </style:style>
    <style:style style:name="co3" style:family="table-column">
      <style:table-column-properties fo:break-before="auto" style:column-width="1.182cm"/>
    </style:style>
    <style:style style:name="co4" style:family="table-column">
      <style:table-column-properties fo:break-before="auto" style:column-width="23.112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Raw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Level</text:p>
          </table:table-cell>
          <table:table-cell office:value-type="string">
            <text:p>Loop</text:p>
          </table:table-cell>
          <table:table-cell office:value-type="string">
            <text:p>Trail</text:p>
          </table:table-cell>
          <table:table-cell office:value-type="string">
            <text:p>Level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w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string">
            <text:p><text:s/>level: 1 </text:p>
          </table:table-cell>
          <table:table-cell office:value-type="float" office:value="58.1999511719">
            <text:p>58.1999511719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string">
            <text:p><text:s/>level: 1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string">
            <text:p><text:s/>level: 1 </text:p>
          </table:table-cell>
          <table:table-cell office:value-type="float" office:value="0.1240234375">
            <text:p>0.124023437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string">
            <text:p><text:s/>level: 1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string">
            <text:p><text:s/>level: 1 </text:p>
          </table:table-cell>
          <table:table-cell office:value-type="float" office:value="0.12109375">
            <text:p>0.1210937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string">
            <text:p><text:s/>level: 2 </text:p>
          </table:table-cell>
          <table:table-cell office:value-type="float" office:value="60.1420898438">
            <text:p>60.1420898438</text:p>
          </table:table-cell>
        </table:table-row>
        <table:table-row table:style-name="ro2">
          <table:table-cell office:value-type="string">
            <text:p>w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string">
            <text:p><text:s/>level: 2 </text:p>
          </table:table-cell>
          <table:table-cell office:value-type="float" office:value="0.123046875">
            <text:p>0.12304687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string">
            <text:p><text:s/>level: 2 </text:p>
          </table:table-cell>
          <table:table-cell office:value-type="float" office:value="0.1171875">
            <text:p>0.117187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string">
            <text:p><text:s/>level: 2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string">
            <text:p><text:s/>level: 2 </text:p>
          </table:table-cell>
          <table:table-cell office:value-type="float" office:value="0.11669921875">
            <text:p>0.1166992188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string">
            <text:p><text:s/>level: 3 </text:p>
          </table:table-cell>
          <table:table-cell office:value-type="float" office:value="47.83203125">
            <text:p>47.8320312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string">
            <text:p><text:s/>level: 3 </text:p>
          </table:table-cell>
          <table:table-cell office:value-type="float" office:value="0.1201171875">
            <text:p>0.1201171875</text:p>
          </table:table-cell>
        </table:table-row>
        <table:table-row table:style-name="ro2">
          <table:table-cell office:value-type="string">
            <text:p>w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string">
            <text:p><text:s/>level: 3 </text:p>
          </table:table-cell>
          <table:table-cell office:value-type="float" office:value="0.1171875">
            <text:p>0.117187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string">
            <text:p><text:s/>level: 3 </text:p>
          </table:table-cell>
          <table:table-cell office:value-type="float" office:value="0.131103515625">
            <text:p>0.1311035156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string">
            <text:p><text:s/>level: 3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string">
            <text:p><text:s/>level: 1 </text:p>
          </table:table-cell>
          <table:table-cell office:value-type="float" office:value="42.2038574219">
            <text:p>42.2038574219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string">
            <text:p><text:s/>level: 1 </text:p>
          </table:table-cell>
          <table:table-cell office:value-type="float" office:value="0.119873046875">
            <text:p>0.1198730469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string">
            <text:p><text:s/>level: 1 </text:p>
          </table:table-cell>
          <table:table-cell office:value-type="float" office:value="0.114990234375">
            <text:p>0.114990234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string">
            <text:p><text:s/>level: 1 </text:p>
          </table:table-cell>
          <table:table-cell office:value-type="float" office:value="0.114990234375">
            <text:p>0.114990234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string">
            <text:p><text:s/>level: 1 </text:p>
          </table:table-cell>
          <table:table-cell office:value-type="float" office:value="0.1201171875">
            <text:p>0.120117187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string">
            <text:p><text:s/>level: 2 </text:p>
          </table:table-cell>
          <table:table-cell office:value-type="float" office:value="92.8911132812">
            <text:p>92.8911132812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string">
            <text:p><text:s/>level: 2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string">
            <text:p><text:s/>level: 2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string">
            <text:p><text:s/>level: 2 </text:p>
          </table:table-cell>
          <table:table-cell office:value-type="float" office:value="0.1162109375">
            <text:p>0.116210937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string">
            <text:p><text:s/>level: 2 </text:p>
          </table:table-cell>
          <table:table-cell office:value-type="float" office:value="0.11669921875">
            <text:p>0.1166992188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string">
            <text:p><text:s/>level: 3 </text:p>
          </table:table-cell>
          <table:table-cell office:value-type="float" office:value="0.94384765625">
            <text:p>0.9438476563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string">
            <text:p><text:s/>level: 3 </text:p>
          </table:table-cell>
          <table:table-cell office:value-type="float" office:value="0.120849609375">
            <text:p>0.1208496094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string">
            <text:p><text:s/>level: 3 </text:p>
          </table:table-cell>
          <table:table-cell office:value-type="float" office:value="0.174072265625">
            <text:p>0.1740722656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string">
            <text:p><text:s/>level: 3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string">
            <text:p><text:s/>level: 3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string">
            <text:p><text:s/>level: 1 </text:p>
          </table:table-cell>
          <table:table-cell office:value-type="float" office:value="38.4140625">
            <text:p>38.414062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string">
            <text:p><text:s/>level: 1 </text:p>
          </table:table-cell>
          <table:table-cell office:value-type="float" office:value="0.119140625">
            <text:p>0.11914062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string">
            <text:p><text:s/>level: 1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string">
            <text:p><text:s/>level: 1 </text:p>
          </table:table-cell>
          <table:table-cell office:value-type="float" office:value="0.115966796875">
            <text:p>0.1159667969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string">
            <text:p><text:s/>level: 1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string">
            <text:p><text:s/>level: 2 </text:p>
          </table:table-cell>
          <table:table-cell office:value-type="float" office:value="40.6711425781">
            <text:p>40.6711425781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string">
            <text:p><text:s/>level: 2 </text:p>
          </table:table-cell>
          <table:table-cell office:value-type="float" office:value="0.14404296875">
            <text:p>0.1440429688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string">
            <text:p><text:s/>level: 2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string">
            <text:p><text:s/>level: 2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string">
            <text:p><text:s/>level: 2 </text:p>
          </table:table-cell>
          <table:table-cell office:value-type="float" office:value="0.114990234375">
            <text:p>0.1149902344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string">
            <text:p><text:s/>level: 3 </text:p>
          </table:table-cell>
          <table:table-cell office:value-type="float" office:value="55.7143554688">
            <text:p>55.7143554688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string">
            <text:p><text:s/>level: 3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string">
            <text:p><text:s/>level: 3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string">
            <text:p><text:s/>level: 3 </text:p>
          </table:table-cell>
          <table:table-cell office:value-type="float" office:value="0.115966796875">
            <text:p>0.1159667969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string">
            <text:p><text:s/>level: 3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string">
            <text:p><text:s/>level: 1 </text:p>
          </table:table-cell>
          <table:table-cell office:value-type="float" office:value="0.576904296875">
            <text:p>0.5769042969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string">
            <text:p><text:s/>level: 1 </text:p>
          </table:table-cell>
          <table:table-cell office:value-type="float" office:value="0.11669921875">
            <text:p>0.1166992188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string">
            <text:p><text:s/>level: 1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string">
            <text:p><text:s/>level: 1 </text:p>
          </table:table-cell>
          <table:table-cell office:value-type="float" office:value="0.119873046875">
            <text:p>0.1198730469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string">
            <text:p><text:s/>level: 1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string">
            <text:p><text:s/>level: 2 </text:p>
          </table:table-cell>
          <table:table-cell office:value-type="float" office:value="42.4711914062">
            <text:p>42.4711914062</text:p>
          </table:table-cell>
        </table:table-row>
        <table:table-row table:style-name="ro2">
          <table:table-cell office:value-type="string">
            <text:p>w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string">
            <text:p><text:s/>level: 2 </text:p>
          </table:table-cell>
          <table:table-cell office:value-type="float" office:value="0.126953125">
            <text:p>0.12695312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string">
            <text:p><text:s/>level: 2 </text:p>
          </table:table-cell>
          <table:table-cell office:value-type="float" office:value="0.1171875">
            <text:p>0.117187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string">
            <text:p><text:s/>level: 2 </text:p>
          </table:table-cell>
          <table:table-cell office:value-type="float" office:value="0.114990234375">
            <text:p>0.1149902344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string">
            <text:p><text:s/>level: 2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string">
            <text:p><text:s/>level: 3 </text:p>
          </table:table-cell>
          <table:table-cell office:value-type="float" office:value="26.9658203125">
            <text:p>26.965820312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string">
            <text:p><text:s/>level: 3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string">
            <text:p><text:s/>level: 3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string">
            <text:p><text:s/>level: 3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string">
            <text:p><text:s/>level: 3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string">
            <text:p><text:s/>level: 1 </text:p>
          </table:table-cell>
          <table:table-cell office:value-type="float" office:value="506.813964844">
            <text:p>506.813964844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string">
            <text:p><text:s/>level: 1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string">
            <text:p><text:s/>level: 1 </text:p>
          </table:table-cell>
          <table:table-cell office:value-type="float" office:value="0.115966796875">
            <text:p>0.1159667969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string">
            <text:p><text:s/>level: 1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string">
            <text:p><text:s/>level: 1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string">
            <text:p><text:s/>level: 2 </text:p>
          </table:table-cell>
          <table:table-cell office:value-type="float" office:value="0.802001953125">
            <text:p>0.8020019531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string">
            <text:p><text:s/>level: 2 </text:p>
          </table:table-cell>
          <table:table-cell office:value-type="float" office:value="0.119873046875">
            <text:p>0.1198730469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string">
            <text:p><text:s/>level: 2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string">
            <text:p><text:s/>level: 2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string">
            <text:p><text:s/>level: 2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string">
            <text:p><text:s/>level: 3 </text:p>
          </table:table-cell>
          <table:table-cell office:value-type="float" office:value="0.966064453125">
            <text:p>0.9660644531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string">
            <text:p><text:s/>level: 3 </text:p>
          </table:table-cell>
          <table:table-cell office:value-type="float" office:value="0.119873046875">
            <text:p>0.1198730469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string">
            <text:p><text:s/>level: 3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string">
            <text:p><text:s/>level: 3 </text:p>
          </table:table-cell>
          <table:table-cell office:value-type="float" office:value="0.115966796875">
            <text:p>0.1159667969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string">
            <text:p><text:s/>level: 3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string">
            <text:p><text:s/>level: 1 </text:p>
          </table:table-cell>
          <table:table-cell office:value-type="float" office:value="41.6730957031">
            <text:p>41.6730957031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string">
            <text:p><text:s/>level: 1 </text:p>
          </table:table-cell>
          <table:table-cell office:value-type="float" office:value="24.8466796875">
            <text:p>24.846679687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string">
            <text:p><text:s/>level: 1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string">
            <text:p><text:s/>level: 1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string">
            <text:p><text:s/>level: 1 </text:p>
          </table:table-cell>
          <table:table-cell office:value-type="float" office:value="0.1201171875">
            <text:p>0.120117187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string">
            <text:p><text:s/>level: 2 </text:p>
          </table:table-cell>
          <table:table-cell office:value-type="float" office:value="48.7080078125">
            <text:p>48.7080078125</text:p>
          </table:table-cell>
        </table:table-row>
        <table:table-row table:style-name="ro2">
          <table:table-cell office:value-type="string">
            <text:p>w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string">
            <text:p><text:s/>level: 2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string">
            <text:p><text:s/>level: 2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string">
            <text:p><text:s/>level: 2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string">
            <text:p><text:s/>level: 2 </text:p>
          </table:table-cell>
          <table:table-cell office:value-type="float" office:value="0.1201171875">
            <text:p>0.120117187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string">
            <text:p><text:s/>level: 3 </text:p>
          </table:table-cell>
          <table:table-cell office:value-type="float" office:value="45.8549804688">
            <text:p>45.8549804688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string">
            <text:p><text:s/>level: 3 </text:p>
          </table:table-cell>
          <table:table-cell office:value-type="float" office:value="0.12109375">
            <text:p>0.12109375</text:p>
          </table:table-cell>
        </table:table-row>
        <table:table-row table:style-name="ro2">
          <table:table-cell office:value-type="string">
            <text:p>w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string">
            <text:p><text:s/>level: 3 </text:p>
          </table:table-cell>
          <table:table-cell office:value-type="float" office:value="0.1201171875">
            <text:p>0.120117187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string">
            <text:p><text:s/>level: 3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string">
            <text:p><text:s/>level: 3 </text:p>
          </table:table-cell>
          <table:table-cell office:value-type="float" office:value="0.12109375">
            <text:p>0.12109375</text:p>
          </table:table-cell>
        </table:table-row>
        <table:table-row table:style-name="ro2">
          <table:table-cell office:value-type="string">
            <text:p>w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string">
            <text:p><text:s/>level: 1 </text:p>
          </table:table-cell>
          <table:table-cell office:value-type="float" office:value="55.7897949219">
            <text:p>55.7897949219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string">
            <text:p><text:s/>level: 1 </text:p>
          </table:table-cell>
          <table:table-cell office:value-type="float" office:value="0.119140625">
            <text:p>0.119140625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string">
            <text:p><text:s/>level: 1 </text:p>
          </table:table-cell>
          <table:table-cell office:value-type="float" office:value="0.120361328125">
            <text:p>0.1203613281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string">
            <text:p><text:s/>level: 1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string">
            <text:p><text:s/>level: 1 </text:p>
          </table:table-cell>
          <table:table-cell office:value-type="float" office:value="0.1201171875">
            <text:p>0.1201171875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string">
            <text:p><text:s/>level: 2 </text:p>
          </table:table-cell>
          <table:table-cell office:value-type="float" office:value="47.7199707031">
            <text:p>47.7199707031</text:p>
          </table:table-cell>
        </table:table-row>
        <table:table-row table:style-name="ro2">
          <table:table-cell office:value-type="string">
            <text:p>w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string">
            <text:p><text:s/>level: 2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string">
            <text:p><text:s/>level: 2 </text:p>
          </table:table-cell>
          <table:table-cell office:value-type="float" office:value="0.119873046875">
            <text:p>0.1198730469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string">
            <text:p><text:s/>level: 2 </text:p>
          </table:table-cell>
          <table:table-cell office:value-type="float" office:value="0.119140625">
            <text:p>0.119140625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string">
            <text:p><text:s/>level: 2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string">
            <text:p><text:s/>level: 3 </text:p>
          </table:table-cell>
          <table:table-cell office:value-type="float" office:value="39.3869628906">
            <text:p>39.3869628906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string">
            <text:p><text:s/>level: 3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string">
            <text:p><text:s/>level: 3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string">
            <text:p><text:s/>level: 3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string">
            <text:p><text:s/>level: 3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string">
            <text:p><text:s/>level: 1 </text:p>
          </table:table-cell>
          <table:table-cell office:value-type="float" office:value="53.7299804688">
            <text:p>53.7299804688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string">
            <text:p><text:s/>level: 1 </text:p>
          </table:table-cell>
          <table:table-cell office:value-type="float" office:value="0.120849609375">
            <text:p>0.120849609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string">
            <text:p><text:s/>level: 1 </text:p>
          </table:table-cell>
          <table:table-cell office:value-type="float" office:value="0.148193359375">
            <text:p>0.148193359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string">
            <text:p><text:s/>level: 1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string">
            <text:p><text:s/>level: 1 </text:p>
          </table:table-cell>
          <table:table-cell office:value-type="float" office:value="0.11572265625">
            <text:p>0.1157226563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string">
            <text:p><text:s/>level: 2 </text:p>
          </table:table-cell>
          <table:table-cell office:value-type="float" office:value="30.9619140625">
            <text:p>30.9619140625</text:p>
          </table:table-cell>
        </table:table-row>
        <table:table-row table:style-name="ro2">
          <table:table-cell office:value-type="string">
            <text:p>w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string">
            <text:p><text:s/>level: 2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string">
            <text:p><text:s/>level: 2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string">
            <text:p><text:s/>level: 2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string">
            <text:p><text:s/>level: 2 </text:p>
          </table:table-cell>
          <table:table-cell office:value-type="float" office:value="0.119140625">
            <text:p>0.119140625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string">
            <text:p><text:s/>level: 3 </text:p>
          </table:table-cell>
          <table:table-cell office:value-type="float" office:value="28.7839355469">
            <text:p>28.7839355469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string">
            <text:p><text:s/>level: 3 </text:p>
          </table:table-cell>
          <table:table-cell office:value-type="float" office:value="0.119873046875">
            <text:p>0.1198730469</text:p>
          </table:table-cell>
        </table:table-row>
        <table:table-row table:style-name="ro2">
          <table:table-cell office:value-type="string">
            <text:p>w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string">
            <text:p><text:s/>level: 3 </text:p>
          </table:table-cell>
          <table:table-cell office:value-type="float" office:value="0.150146484375">
            <text:p>0.150146484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string">
            <text:p><text:s/>level: 3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string">
            <text:p><text:s/>level: 3 </text:p>
          </table:table-cell>
          <table:table-cell office:value-type="float" office:value="0.114990234375">
            <text:p>0.1149902344</text:p>
          </table:table-cell>
        </table:table-row>
        <table:table-row table:style-name="ro2">
          <table:table-cell office:value-type="string">
            <text:p>w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string">
            <text:p><text:s/>level: 1 </text:p>
          </table:table-cell>
          <table:table-cell office:value-type="float" office:value="30.4470214844">
            <text:p>30.4470214844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string">
            <text:p><text:s/>level: 1 </text:p>
          </table:table-cell>
          <table:table-cell office:value-type="float" office:value="0.120849609375">
            <text:p>0.1208496094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string">
            <text:p><text:s/>level: 1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string">
            <text:p><text:s/>level: 1 </text:p>
          </table:table-cell>
          <table:table-cell office:value-type="float" office:value="0.119140625">
            <text:p>0.119140625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string">
            <text:p><text:s/>level: 1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string">
            <text:p><text:s/>level: 2 </text:p>
          </table:table-cell>
          <table:table-cell office:value-type="float" office:value="54.3249511719">
            <text:p>54.3249511719</text:p>
          </table:table-cell>
        </table:table-row>
        <table:table-row table:style-name="ro2">
          <table:table-cell office:value-type="string">
            <text:p>w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string">
            <text:p><text:s/>level: 2 </text:p>
          </table:table-cell>
          <table:table-cell office:value-type="float" office:value="0.1201171875">
            <text:p>0.1201171875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string">
            <text:p><text:s/>level: 2 </text:p>
          </table:table-cell>
          <table:table-cell office:value-type="float" office:value="0.12109375">
            <text:p>0.12109375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string">
            <text:p><text:s/>level: 2 </text:p>
          </table:table-cell>
          <table:table-cell office:value-type="float" office:value="0.134033203125">
            <text:p>0.1340332031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string">
            <text:p><text:s/>level: 2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string">
            <text:p><text:s/>level: 3 </text:p>
          </table:table-cell>
          <table:table-cell office:value-type="float" office:value="57.1389160156">
            <text:p>57.1389160156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string">
            <text:p><text:s/>level: 3 </text:p>
          </table:table-cell>
          <table:table-cell office:value-type="float" office:value="0.121826171875">
            <text:p>0.1218261719</text:p>
          </table:table-cell>
        </table:table-row>
        <table:table-row table:style-name="ro2">
          <table:table-cell office:value-type="string">
            <text:p>w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string">
            <text:p><text:s/>level: 3 </text:p>
          </table:table-cell>
          <table:table-cell office:value-type="float" office:value="0.119873046875">
            <text:p>0.1198730469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string">
            <text:p><text:s/>level: 3 </text:p>
          </table:table-cell>
          <table:table-cell office:value-type="float" office:value="0.119140625">
            <text:p>0.119140625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string">
            <text:p><text:s/>level: 3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string">
            <text:p><text:s/>level: 1 </text:p>
          </table:table-cell>
          <table:table-cell office:value-type="float" office:value="40.8059082031">
            <text:p>40.8059082031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string">
            <text:p><text:s/>level: 1 </text:p>
          </table:table-cell>
          <table:table-cell office:value-type="float" office:value="0.1318359375">
            <text:p>0.131835937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string">
            <text:p><text:s/>level: 1 </text:p>
          </table:table-cell>
          <table:table-cell office:value-type="float" office:value="0.1240234375">
            <text:p>0.124023437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string">
            <text:p><text:s/>level: 1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string">
            <text:p><text:s/>level: 1 </text:p>
          </table:table-cell>
          <table:table-cell office:value-type="float" office:value="0.120849609375">
            <text:p>0.1208496094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string">
            <text:p><text:s/>level: 2 </text:p>
          </table:table-cell>
          <table:table-cell office:value-type="float" office:value="90.0261230469">
            <text:p>90.0261230469</text:p>
          </table:table-cell>
        </table:table-row>
        <table:table-row table:style-name="ro2">
          <table:table-cell office:value-type="string">
            <text:p>w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string">
            <text:p><text:s/>level: 2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string">
            <text:p><text:s/>level: 2 </text:p>
          </table:table-cell>
          <table:table-cell office:value-type="float" office:value="0.1171875">
            <text:p>0.117187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string">
            <text:p><text:s/>level: 2 </text:p>
          </table:table-cell>
          <table:table-cell office:value-type="float" office:value="0.119140625">
            <text:p>0.11914062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string">
            <text:p><text:s/>level: 2 </text:p>
          </table:table-cell>
          <table:table-cell office:value-type="float" office:value="0.1171875">
            <text:p>0.117187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string">
            <text:p><text:s/>level: 3 </text:p>
          </table:table-cell>
          <table:table-cell office:value-type="float" office:value="77.0598144531">
            <text:p>77.0598144531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string">
            <text:p><text:s/>level: 3 </text:p>
          </table:table-cell>
          <table:table-cell office:value-type="float" office:value="0.119873046875">
            <text:p>0.1198730469</text:p>
          </table:table-cell>
        </table:table-row>
        <table:table-row table:style-name="ro2">
          <table:table-cell office:value-type="string">
            <text:p>w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string">
            <text:p><text:s/>level: 3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string">
            <text:p><text:s/>level: 3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string">
            <text:p><text:s/>level: 3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string">
            <text:p><text:s/>level: 1 </text:p>
          </table:table-cell>
          <table:table-cell office:value-type="float" office:value="57.7890625">
            <text:p>57.789062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string">
            <text:p><text:s/>level: 1 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string">
            <text:p><text:s/>level: 1 </text:p>
          </table:table-cell>
          <table:table-cell office:value-type="float" office:value="0.126953125">
            <text:p>0.12695312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string">
            <text:p><text:s/>level: 1 </text:p>
          </table:table-cell>
          <table:table-cell office:value-type="float" office:value="0.1240234375">
            <text:p>0.124023437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string">
            <text:p><text:s/>level: 1 </text:p>
          </table:table-cell>
          <table:table-cell office:value-type="float" office:value="0.154052734375">
            <text:p>0.1540527344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string">
            <text:p><text:s/>level: 2 </text:p>
          </table:table-cell>
          <table:table-cell office:value-type="float" office:value="82.1098632812">
            <text:p>82.1098632812</text:p>
          </table:table-cell>
        </table:table-row>
        <table:table-row table:style-name="ro2">
          <table:table-cell office:value-type="string">
            <text:p>w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string">
            <text:p><text:s/>level: 2 </text:p>
          </table:table-cell>
          <table:table-cell office:value-type="float" office:value="0.120849609375">
            <text:p>0.1208496094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string">
            <text:p><text:s/>level: 2 </text:p>
          </table:table-cell>
          <table:table-cell office:value-type="float" office:value="0.119140625">
            <text:p>0.11914062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string">
            <text:p><text:s/>level: 2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string">
            <text:p><text:s/>level: 2 </text:p>
          </table:table-cell>
          <table:table-cell office:value-type="float" office:value="0.1201171875">
            <text:p>0.120117187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string">
            <text:p><text:s/>level: 3 </text:p>
          </table:table-cell>
          <table:table-cell office:value-type="float" office:value="65.5520019531">
            <text:p>65.5520019531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string">
            <text:p><text:s/>level: 3 </text:p>
          </table:table-cell>
          <table:table-cell office:value-type="float" office:value="0.123046875">
            <text:p>0.123046875</text:p>
          </table:table-cell>
        </table:table-row>
        <table:table-row table:style-name="ro2">
          <table:table-cell office:value-type="string">
            <text:p>w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string">
            <text:p><text:s/>level: 3 </text:p>
          </table:table-cell>
          <table:table-cell office:value-type="float" office:value="0.1171875">
            <text:p>0.117187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string">
            <text:p><text:s/>level: 3 </text:p>
          </table:table-cell>
          <table:table-cell office:value-type="float" office:value="0.1171875">
            <text:p>0.117187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string">
            <text:p><text:s/>level: 3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string">
            <text:p><text:s/>level: 1 </text:p>
          </table:table-cell>
          <table:table-cell office:value-type="float" office:value="43.3530273438">
            <text:p>43.3530273438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string">
            <text:p><text:s/>level: 1 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string">
            <text:p><text:s/>level: 1 </text:p>
          </table:table-cell>
          <table:table-cell office:value-type="float" office:value="0.137939453125">
            <text:p>0.1379394531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string">
            <text:p><text:s/>level: 1 </text:p>
          </table:table-cell>
          <table:table-cell office:value-type="float" office:value="0.1240234375">
            <text:p>0.124023437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string">
            <text:p><text:s/>level: 1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string">
            <text:p><text:s/>level: 2 </text:p>
          </table:table-cell>
          <table:table-cell office:value-type="float" office:value="85.0549316406">
            <text:p>85.0549316406</text:p>
          </table:table-cell>
        </table:table-row>
        <table:table-row table:style-name="ro2">
          <table:table-cell office:value-type="string">
            <text:p>w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string">
            <text:p><text:s/>level: 2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string">
            <text:p><text:s/>level: 2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string">
            <text:p><text:s/>level: 2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string">
            <text:p><text:s/>level: 2 </text:p>
          </table:table-cell>
          <table:table-cell office:value-type="float" office:value="0.120849609375">
            <text:p>0.120849609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string">
            <text:p><text:s/>level: 3 </text:p>
          </table:table-cell>
          <table:table-cell office:value-type="float" office:value="76.1398925781">
            <text:p>76.1398925781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string">
            <text:p><text:s/>level: 3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string">
            <text:p><text:s/>level: 3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string">
            <text:p><text:s/>level: 3 </text:p>
          </table:table-cell>
          <table:table-cell office:value-type="float" office:value="0.119140625">
            <text:p>0.11914062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string">
            <text:p><text:s/>level: 3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string">
            <text:p><text:s/>level: 1 </text:p>
          </table:table-cell>
          <table:table-cell office:value-type="float" office:value="43.3090820312">
            <text:p>43.3090820312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string">
            <text:p><text:s/>level: 1 </text:p>
          </table:table-cell>
          <table:table-cell office:value-type="float" office:value="0.121826171875">
            <text:p>0.1218261719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string">
            <text:p><text:s/>level: 1 </text:p>
          </table:table-cell>
          <table:table-cell office:value-type="float" office:value="0.12109375">
            <text:p>0.1210937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string">
            <text:p><text:s/>level: 1 </text:p>
          </table:table-cell>
          <table:table-cell office:value-type="float" office:value="0.120849609375">
            <text:p>0.1208496094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string">
            <text:p><text:s/>level: 1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string">
            <text:p><text:s/>level: 2 </text:p>
          </table:table-cell>
          <table:table-cell office:value-type="float" office:value="82.6650390625">
            <text:p>82.6650390625</text:p>
          </table:table-cell>
        </table:table-row>
        <table:table-row table:style-name="ro2">
          <table:table-cell office:value-type="string">
            <text:p>w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string">
            <text:p><text:s/>level: 2 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string">
            <text:p><text:s/>level: 2 </text:p>
          </table:table-cell>
          <table:table-cell office:value-type="float" office:value="0.123046875">
            <text:p>0.12304687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string">
            <text:p><text:s/>level: 2 </text:p>
          </table:table-cell>
          <table:table-cell office:value-type="float" office:value="0.122802734375">
            <text:p>0.1228027344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string">
            <text:p><text:s/>level: 2 </text:p>
          </table:table-cell>
          <table:table-cell office:value-type="float" office:value="0.119873046875">
            <text:p>0.1198730469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string">
            <text:p><text:s/>level: 3 </text:p>
          </table:table-cell>
          <table:table-cell office:value-type="float" office:value="47.5500488281">
            <text:p>47.5500488281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string">
            <text:p><text:s/>level: 3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string">
            <text:p><text:s/>level: 3 </text:p>
          </table:table-cell>
          <table:table-cell office:value-type="float" office:value="0.1201171875">
            <text:p>0.120117187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string">
            <text:p><text:s/>level: 3 </text:p>
          </table:table-cell>
          <table:table-cell office:value-type="float" office:value="0.11669921875">
            <text:p>0.1166992188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string">
            <text:p><text:s/>level: 3 </text:p>
          </table:table-cell>
          <table:table-cell office:value-type="float" office:value="0.11669921875">
            <text:p>0.1166992188</text:p>
          </table:table-cell>
        </table:table-row>
        <table:table-row table:style-name="ro2">
          <table:table-cell office:value-type="string">
            <text:p>w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string">
            <text:p><text:s/>level: 1 </text:p>
          </table:table-cell>
          <table:table-cell office:value-type="float" office:value="51.1989746094">
            <text:p>51.1989746094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string">
            <text:p><text:s/>level: 1 </text:p>
          </table:table-cell>
          <table:table-cell office:value-type="float" office:value="0.123046875">
            <text:p>0.12304687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string">
            <text:p><text:s/>level: 1 </text:p>
          </table:table-cell>
          <table:table-cell office:value-type="float" office:value="0.123046875">
            <text:p>0.12304687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string">
            <text:p><text:s/>level: 1 </text:p>
          </table:table-cell>
          <table:table-cell office:value-type="float" office:value="0.1240234375">
            <text:p>0.124023437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string">
            <text:p><text:s/>level: 1 </text:p>
          </table:table-cell>
          <table:table-cell office:value-type="float" office:value="0.125244140625">
            <text:p>0.1252441406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string">
            <text:p><text:s/>level: 2 </text:p>
          </table:table-cell>
          <table:table-cell office:value-type="float" office:value="96.7990722656">
            <text:p>96.7990722656</text:p>
          </table:table-cell>
        </table:table-row>
        <table:table-row table:style-name="ro2">
          <table:table-cell office:value-type="string">
            <text:p>w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string">
            <text:p><text:s/>level: 2 </text:p>
          </table:table-cell>
          <table:table-cell office:value-type="float" office:value="0.14306640625">
            <text:p>0.1430664063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string">
            <text:p><text:s/>level: 2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string">
            <text:p><text:s/>level: 2 </text:p>
          </table:table-cell>
          <table:table-cell office:value-type="float" office:value="0.1240234375">
            <text:p>0.124023437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string">
            <text:p><text:s/>level: 2 </text:p>
          </table:table-cell>
          <table:table-cell office:value-type="float" office:value="0.12109375">
            <text:p>0.1210937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string">
            <text:p><text:s/>level: 3 </text:p>
          </table:table-cell>
          <table:table-cell office:value-type="float" office:value="50.3420410156">
            <text:p>50.3420410156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string">
            <text:p><text:s/>level: 3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string">
            <text:p><text:s/>level: 3 </text:p>
          </table:table-cell>
          <table:table-cell office:value-type="float" office:value="0.119873046875">
            <text:p>0.1198730469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string">
            <text:p><text:s/>level: 3 </text:p>
          </table:table-cell>
          <table:table-cell office:value-type="float" office:value="0.118896484375">
            <text:p>0.1188964844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string">
            <text:p><text:s/>level: 3 </text:p>
          </table:table-cell>
          <table:table-cell office:value-type="float" office:value="0.117919921875">
            <text:p>0.1179199219</text:p>
          </table:table-cell>
        </table:table-row>
        <table:table-row table:style-name="ro2">
          <table:table-cell office:value-type="string">
            <text:p>w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string">
            <text:p><text:s/>level: 1 </text:p>
          </table:table-cell>
          <table:table-cell office:value-type="float" office:value="63.5639648438">
            <text:p>63.5639648438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string">
            <text:p><text:s/>level: 1 </text:p>
          </table:table-cell>
          <table:table-cell office:value-type="float" office:value="0.1279296875">
            <text:p>0.127929687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string">
            <text:p><text:s/>level: 1 </text:p>
          </table:table-cell>
          <table:table-cell office:value-type="float" office:value="0.1240234375">
            <text:p>0.124023437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string">
            <text:p><text:s/>level: 1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string">
            <text:p><text:s/>level: 1 </text:p>
          </table:table-cell>
          <table:table-cell office:value-type="float" office:value="0.126953125">
            <text:p>0.12695312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string">
            <text:p><text:s/>level: 2 </text:p>
          </table:table-cell>
          <table:table-cell office:value-type="float" office:value="72.4611816406">
            <text:p>72.4611816406</text:p>
          </table:table-cell>
        </table:table-row>
        <table:table-row table:style-name="ro2">
          <table:table-cell office:value-type="string">
            <text:p>w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string">
            <text:p><text:s/>level: 2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string">
            <text:p><text:s/>level: 2 </text:p>
          </table:table-cell>
          <table:table-cell office:value-type="float" office:value="0.1220703125">
            <text:p>0.122070312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string">
            <text:p><text:s/>level: 2 </text:p>
          </table:table-cell>
          <table:table-cell office:value-type="float" office:value="0.123046875">
            <text:p>0.12304687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string">
            <text:p><text:s/>level: 2 </text:p>
          </table:table-cell>
          <table:table-cell office:value-type="float" office:value="0.12109375">
            <text:p>0.1210937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string">
            <text:p><text:s/>level: 3 </text:p>
          </table:table-cell>
          <table:table-cell office:value-type="float" office:value="68.5729980469">
            <text:p>68.5729980469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string">
            <text:p><text:s/>level: 3 </text:p>
          </table:table-cell>
          <table:table-cell office:value-type="float" office:value="0.116943359375">
            <text:p>0.1169433594</text:p>
          </table:table-cell>
        </table:table-row>
        <table:table-row table:style-name="ro2">
          <table:table-cell office:value-type="string">
            <text:p>w1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string">
            <text:p><text:s/>level: 3 </text:p>
          </table:table-cell>
          <table:table-cell office:value-type="float" office:value="0.119140625">
            <text:p>0.11914062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string">
            <text:p><text:s/>level: 3 </text:p>
          </table:table-cell>
          <table:table-cell office:value-type="float" office:value="0.1181640625">
            <text:p>0.118164062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string">
            <text:p><text:s/>level: 3 </text:p>
          </table:table-cell>
          <table:table-cell office:value-type="float" office:value="0.116943359375">
            <text:p>0.1169433594</text:p>
          </table:table-cell>
        </table:table-row>
        <table:table-row table:style-name="ro1" table:number-rows-repeated="10483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e-processed" table:style-name="ta1">
        <table:table-column table:style-name="co6" table:default-cell-style-name="Default"/>
        <table:table-row table:style-name="ro3">
          <table:table-cell/>
        </table:table-row>
      </table:table>
      <table:table table:name="Pivot Table_Raw Input_1" table:style-name="ta1">
        <table:table-column table:style-name="co6" table:default-cell-style-name="ce4"/>
        <table:table-column table:style-name="co6" table:default-cell-style-name="ce9"/>
        <table:table-column table:style-name="co6" table:default-cell-style-name="Pivot_20_Table_20_Value"/>
        <table:table-column table:style-name="co6" table:default-cell-style-name="ce18"/>
        <table:table-column table:style-name="co6" table:number-columns-repeated="9" table:default-cell-style-name="Default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1" office:value-type="string">
            <text:p>Average - Time</text:p>
          </table:table-cell>
          <table:table-cell table:style-name="ce6" office:value-type="string">
            <text:p>Level</text:p>
          </table:table-cell>
          <table:table-cell table:style-name="ce11"/>
          <table:table-cell table:style-name="ce15"/>
          <table:table-cell table:number-columns-repeated="3"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Level-1</text:p>
          </table:table-cell>
          <table:table-cell office:value-type="string">
            <text:p>Level-2</text:p>
          </table:table-cell>
          <table:table-cell office:value-type="string">
            <text:p>Level-3</text:p>
          </table:table-cell>
        </table:table-row>
        <table:table-row table:style-name="ro1">
          <table:table-cell table:style-name="ce2" office:value-type="string">
            <text:p>Workload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number-columns-repeated="3"/>
          <table:table-cell table:formula="of:=VALUE(RIGHT([.I4]; LEN([.I4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0.121337890625">
            <text:p>0.1213378906</text:p>
          </table:table-cell>
          <table:table-cell office:value-type="float" office:value="0.117594401041667">
            <text:p>0.117594401</text:p>
          </table:table-cell>
          <table:table-cell office:value-type="float" office:value="0.122151692708333">
            <text:p>0.1221516927</text:p>
          </table:table-cell>
        </table:table-row>
        <table:table-row table:style-name="ro1">
          <table:table-cell table:style-name="ce3" office:value-type="string">
            <text:p>w1</text:p>
          </table:table-cell>
          <table:table-cell table:style-name="ce8" office:value-type="float" office:value="0.121337890625">
            <text:p>0.1213378906</text:p>
          </table:table-cell>
          <table:table-cell table:style-name="ce13" office:value-type="float" office:value="0.117594401041667">
            <text:p>0.117594401</text:p>
          </table:table-cell>
          <table:table-cell table:style-name="ce17" office:value-type="float" office:value="0.122151692708333">
            <text:p>0.1221516927</text:p>
          </table:table-cell>
          <table:table-cell table:number-columns-repeated="3"/>
          <table:table-cell table:formula="of:=VALUE(RIGHT([.I5]; LEN([.I5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0.11669921875">
            <text:p>0.1166992188</text:p>
          </table:table-cell>
          <table:table-cell office:value-type="float" office:value="0.116617838541667">
            <text:p>0.1166178385</text:p>
          </table:table-cell>
          <table:table-cell office:value-type="float" office:value="0.136393229166667">
            <text:p>0.1363932292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0.122314453125">
            <text:p>0.1223144531</text:p>
          </table:table-cell>
          <table:table-cell office:value-type="float" office:value="0.117838541666667">
            <text:p>0.1178385417</text:p>
          </table:table-cell>
          <table:table-cell office:value-type="float" office:value="0.117757161458333">
            <text:p>0.1177571615</text:p>
          </table:table-cell>
          <table:table-cell table:number-columns-repeated="3"/>
          <table:table-cell table:formula="of:=VALUE(RIGHT([.I6]; LEN([.I6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0.117431640625">
            <text:p>0.1174316406</text:p>
          </table:table-cell>
          <table:table-cell office:value-type="float" office:value="0.116943359375">
            <text:p>0.1169433594</text:p>
          </table:table-cell>
          <table:table-cell office:value-type="float" office:value="0.117350260416667">
            <text:p>0.1173502604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0.135009765625">
            <text:p>0.1350097656</text:p>
          </table:table-cell>
          <table:table-cell office:value-type="float" office:value="0.119059244791667">
            <text:p>0.1190592448</text:p>
          </table:table-cell>
          <table:table-cell office:value-type="float" office:value="0.117431640625">
            <text:p>0.1174316406</text:p>
          </table:table-cell>
          <table:table-cell table:number-columns-repeated="3"/>
          <table:table-cell table:formula="of:=VALUE(RIGHT([.I7]; LEN([.I7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0.117919921875">
            <text:p>0.1179199219</text:p>
          </table:table-cell>
          <table:table-cell office:value-type="float" office:value="0.116373697916667">
            <text:p>0.1163736979</text:p>
          </table:table-cell>
          <table:table-cell office:value-type="float" office:value="0.118001302083333">
            <text:p>0.1180013021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0.128011067708333">
            <text:p>0.1280110677</text:p>
          </table:table-cell>
          <table:table-cell office:value-type="float" office:value="0.121663411458333">
            <text:p>0.1216634115</text:p>
          </table:table-cell>
          <table:table-cell office:value-type="float" office:value="0.118326822916667">
            <text:p>0.1183268229</text:p>
          </table:table-cell>
          <table:table-cell table:number-columns-repeated="3"/>
          <table:table-cell table:formula="of:=VALUE(RIGHT([.I8]; LEN([.I8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0.117024739583333">
            <text:p>0.1170247396</text:p>
          </table:table-cell>
          <table:table-cell office:value-type="float" office:value="0.118001302083333">
            <text:p>0.1180013021</text:p>
          </table:table-cell>
          <table:table-cell office:value-type="float" office:value="0.117268880208333">
            <text:p>0.1172688802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0.121337890625">
            <text:p>0.1213378906</text:p>
          </table:table-cell>
          <table:table-cell office:value-type="float" office:value="0.121907552083333">
            <text:p>0.1219075521</text:p>
          </table:table-cell>
          <table:table-cell office:value-type="float" office:value="0.117838541666667">
            <text:p>0.1178385417</text:p>
          </table:table-cell>
          <table:table-cell table:number-columns-repeated="3"/>
          <table:table-cell table:formula="of:=VALUE(RIGHT([.I9]; LEN([.I9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0.119303385416667">
            <text:p>0.1193033854</text:p>
          </table:table-cell>
          <table:table-cell office:value-type="float" office:value="0.118733723958333">
            <text:p>0.118733724</text:p>
          </table:table-cell>
          <table:table-cell office:value-type="float" office:value="0.120035807291667">
            <text:p>0.1200358073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0.124104817708333">
            <text:p>0.1241048177</text:p>
          </table:table-cell>
          <table:table-cell office:value-type="float" office:value="0.122395833333333">
            <text:p>0.1223958333</text:p>
          </table:table-cell>
          <table:table-cell office:value-type="float" office:value="0.118896484375">
            <text:p>0.1188964844</text:p>
          </table:table-cell>
          <table:table-cell table:number-columns-repeated="3"/>
          <table:table-cell table:formula="of:=VALUE(RIGHT([.I10]; LEN([.I10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0.119466145833333">
            <text:p>0.1194661458</text:p>
          </table:table-cell>
          <table:table-cell office:value-type="float" office:value="0.119059244791667">
            <text:p>0.1190592448</text:p>
          </table:table-cell>
          <table:table-cell office:value-type="float" office:value="0.11865234375">
            <text:p>0.1186523438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0.124348958333333">
            <text:p>0.1243489583</text:p>
          </table:table-cell>
          <table:table-cell office:value-type="float" office:value="0.1220703125">
            <text:p>0.1220703125</text:p>
          </table:table-cell>
          <table:table-cell office:value-type="float" office:value="0.118082682291667">
            <text:p>0.1180826823</text:p>
          </table:table-cell>
          <table:table-cell table:number-columns-repeated="3"/>
          <table:table-cell table:formula="of:=VALUE(RIGHT([.I11]; LEN([.I11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0.126953125">
            <text:p>0.126953125</text:p>
          </table:table-cell>
          <table:table-cell office:value-type="float" office:value="0.118001302083333">
            <text:p>0.1180013021</text:p>
          </table:table-cell>
          <table:table-cell office:value-type="float" office:value="0.127360026041667">
            <text:p>0.127360026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0.11669921875">
            <text:p>0.1166992188</text:p>
          </table:table-cell>
          <table:table-cell office:value-type="float" office:value="0.116617838541667">
            <text:p>0.1166178385</text:p>
          </table:table-cell>
          <table:table-cell office:value-type="float" office:value="0.136393229166667">
            <text:p>0.1363932292</text:p>
          </table:table-cell>
          <table:table-cell table:number-columns-repeated="3"/>
          <table:table-cell table:formula="of:=VALUE(RIGHT([.I12]; LEN([.I12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0.11865234375">
            <text:p>0.1186523438</text:p>
          </table:table-cell>
          <table:table-cell office:value-type="float" office:value="0.1240234375">
            <text:p>0.1240234375</text:p>
          </table:table-cell>
          <table:table-cell office:value-type="float" office:value="0.119303385416667">
            <text:p>0.1193033854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0.117431640625">
            <text:p>0.1174316406</text:p>
          </table:table-cell>
          <table:table-cell office:value-type="float" office:value="0.116943359375">
            <text:p>0.1169433594</text:p>
          </table:table-cell>
          <table:table-cell office:value-type="float" office:value="0.117350260416667">
            <text:p>0.1173502604</text:p>
          </table:table-cell>
          <table:table-cell table:number-columns-repeated="3"/>
          <table:table-cell table:formula="of:=VALUE(RIGHT([.I13]; LEN([.I13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0.122314453125">
            <text:p>0.1223144531</text:p>
          </table:table-cell>
          <table:table-cell office:value-type="float" office:value="0.117838541666667">
            <text:p>0.1178385417</text:p>
          </table:table-cell>
          <table:table-cell office:value-type="float" office:value="0.117757161458333">
            <text:p>0.1177571615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0.117919921875">
            <text:p>0.1179199219</text:p>
          </table:table-cell>
          <table:table-cell office:value-type="float" office:value="0.116373697916667">
            <text:p>0.1163736979</text:p>
          </table:table-cell>
          <table:table-cell office:value-type="float" office:value="0.118001302083333">
            <text:p>0.1180013021</text:p>
          </table:table-cell>
          <table:table-cell table:number-columns-repeated="3"/>
          <table:table-cell table:formula="of:=VALUE(RIGHT([.I14]; LEN([.I14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0.135009765625">
            <text:p>0.1350097656</text:p>
          </table:table-cell>
          <table:table-cell office:value-type="float" office:value="0.119059244791667">
            <text:p>0.1190592448</text:p>
          </table:table-cell>
          <table:table-cell office:value-type="float" office:value="0.117431640625">
            <text:p>0.1174316406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0.117024739583333">
            <text:p>0.1170247396</text:p>
          </table:table-cell>
          <table:table-cell office:value-type="float" office:value="0.118001302083333">
            <text:p>0.1180013021</text:p>
          </table:table-cell>
          <table:table-cell office:value-type="float" office:value="0.117268880208333">
            <text:p>0.1172688802</text:p>
          </table:table-cell>
          <table:table-cell table:number-columns-repeated="3"/>
          <table:table-cell table:formula="of:=VALUE(RIGHT([.I15]; LEN([.I15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0.128011067708333">
            <text:p>0.1280110677</text:p>
          </table:table-cell>
          <table:table-cell office:value-type="float" office:value="0.121663411458333">
            <text:p>0.1216634115</text:p>
          </table:table-cell>
          <table:table-cell office:value-type="float" office:value="0.118326822916667">
            <text:p>0.1183268229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0.119303385416667">
            <text:p>0.1193033854</text:p>
          </table:table-cell>
          <table:table-cell office:value-type="float" office:value="0.118733723958333">
            <text:p>0.118733724</text:p>
          </table:table-cell>
          <table:table-cell office:value-type="float" office:value="0.120035807291667">
            <text:p>0.1200358073</text:p>
          </table:table-cell>
          <table:table-cell table:number-columns-repeated="3"/>
          <table:table-cell table:formula="of:=VALUE(RIGHT([.I16]; LEN([.I16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0.121337890625">
            <text:p>0.1213378906</text:p>
          </table:table-cell>
          <table:table-cell office:value-type="float" office:value="0.121907552083333">
            <text:p>0.1219075521</text:p>
          </table:table-cell>
          <table:table-cell office:value-type="float" office:value="0.117838541666667">
            <text:p>0.1178385417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0.119466145833333">
            <text:p>0.1194661458</text:p>
          </table:table-cell>
          <table:table-cell office:value-type="float" office:value="0.119059244791667">
            <text:p>0.1190592448</text:p>
          </table:table-cell>
          <table:table-cell office:value-type="float" office:value="0.11865234375">
            <text:p>0.1186523438</text:p>
          </table:table-cell>
          <table:table-cell table:number-columns-repeated="3"/>
          <table:table-cell table:formula="of:=VALUE(RIGHT([.I17]; LEN([.I17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0.124104817708333">
            <text:p>0.1241048177</text:p>
          </table:table-cell>
          <table:table-cell office:value-type="float" office:value="0.122395833333333">
            <text:p>0.1223958333</text:p>
          </table:table-cell>
          <table:table-cell office:value-type="float" office:value="0.118896484375">
            <text:p>0.1188964844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0.126953125">
            <text:p>0.126953125</text:p>
          </table:table-cell>
          <table:table-cell office:value-type="float" office:value="0.118001302083333">
            <text:p>0.1180013021</text:p>
          </table:table-cell>
          <table:table-cell office:value-type="float" office:value="0.127360026041667">
            <text:p>0.127360026</text:p>
          </table:table-cell>
          <table:table-cell table:number-columns-repeated="3"/>
          <table:table-cell table:formula="of:=VALUE(RIGHT([.I18]; LEN([.I18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0.124348958333333">
            <text:p>0.1243489583</text:p>
          </table:table-cell>
          <table:table-cell office:value-type="float" office:value="0.1220703125">
            <text:p>0.1220703125</text:p>
          </table:table-cell>
          <table:table-cell office:value-type="float" office:value="0.118082682291667">
            <text:p>0.1180826823</text:p>
          </table:table-cell>
        </table:table-row>
        <table:table-row table:style-name="ro1">
          <table:table-cell table:style-name="ce5" office:value-type="string">
            <text:p>w9</text:p>
          </table:table-cell>
          <table:table-cell table:style-name="ce10" office:value-type="float" office:value="0.11865234375">
            <text:p>0.1186523438</text:p>
          </table:table-cell>
          <table:table-cell table:style-name="ce14" office:value-type="float" office:value="0.1240234375">
            <text:p>0.1240234375</text:p>
          </table:table-cell>
          <table:table-cell table:style-name="ce19" office:value-type="float" office:value="0.119303385416667">
            <text:p>0.1193033854</text:p>
          </table:table-cell>
          <table:table-cell table:number-columns-repeated="9"/>
        </table:table-row>
      </table:table>
      <table:named-expressions/>
      <table:database-ranges>
        <table:database-range table:name="__Anonymous_Sheet_DB__2" table:target-range-address="'Pivot Table_Raw Input_1'.H3:'Pivot Table_Raw Input_1'.M18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Raw Input_1'.A1:'Pivot Table_Raw Input_1'.D19" table:buttons="'Pivot Table_Raw Input_1'.A1 'Pivot Table_Raw Input_1'.A4 'Pivot Table_Raw Input_1'.B3" table:grand-total="none" table:drill-down-on-double-click="false">
          <table:source-cell-range table:cell-range-address="'Raw Input'.A1:'Raw Input'.F226">
            <table:filter table:condition-source-range-address="">
              <table:filter-and>
                <table:filter-condition table:field-number="2" table:value="1" table:operator="!="/>
                <table:filter-condition table:field-number="2" table:value="2" table:operator="!="/>
              </table:filter-and>
            </table:filter>
          </table:source-cell-range>
          <table:data-pilot-field table:source-field-name="Level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" table:orientation="data" table:used-hierarchy="0" table:function="average">
            <table:data-pilot-level table:show-empty="false">
              <table:data-pilot-members>
                <table:data-pilot-member table:name="0.1149902344" table:display="true" table:show-details="true"/>
                <table:data-pilot-member table:name="0.1157226563" table:display="true" table:show-details="true"/>
                <table:data-pilot-member table:name="0.1159667969" table:display="true" table:show-details="true"/>
                <table:data-pilot-member table:name="0.1162109375" table:display="true" table:show-details="true"/>
                <table:data-pilot-member table:name="0.1166992188" table:display="true" table:show-details="true"/>
                <table:data-pilot-member table:name="0.1169433594" table:display="true" table:show-details="true"/>
                <table:data-pilot-member table:name="0.1171875" table:display="true" table:show-details="true"/>
                <table:data-pilot-member table:name="0.1179199219" table:display="true" table:show-details="true"/>
                <table:data-pilot-member table:name="0.1181640625" table:display="true" table:show-details="true"/>
                <table:data-pilot-member table:name="0.1188964844" table:display="true" table:show-details="true"/>
                <table:data-pilot-member table:name="0.119140625" table:display="true" table:show-details="true"/>
                <table:data-pilot-member table:name="0.1198730469" table:display="true" table:show-details="true"/>
                <table:data-pilot-member table:name="0.1201171875" table:display="true" table:show-details="true"/>
                <table:data-pilot-member table:name="0.1203613281" table:display="true" table:show-details="true"/>
                <table:data-pilot-member table:name="0.1208496094" table:display="true" table:show-details="true"/>
                <table:data-pilot-member table:name="0.12109375" table:display="true" table:show-details="true"/>
                <table:data-pilot-member table:name="0.1218261719" table:display="true" table:show-details="true"/>
                <table:data-pilot-member table:name="0.1220703125" table:display="true" table:show-details="true"/>
                <table:data-pilot-member table:name="0.1228027344" table:display="true" table:show-details="true"/>
                <table:data-pilot-member table:name="0.123046875" table:display="true" table:show-details="true"/>
                <table:data-pilot-member table:name="0.1240234375" table:display="true" table:show-details="true"/>
                <table:data-pilot-member table:name="0.125" table:display="true" table:show-details="true"/>
                <table:data-pilot-member table:name="0.1252441406" table:display="true" table:show-details="true"/>
                <table:data-pilot-member table:name="0.126953125" table:display="true" table:show-details="true"/>
                <table:data-pilot-member table:name="0.1279296875" table:display="true" table:show-details="true"/>
                <table:data-pilot-member table:name="0.1311035156" table:display="true" table:show-details="true"/>
                <table:data-pilot-member table:name="0.1318359375" table:display="true" table:show-details="true"/>
                <table:data-pilot-member table:name="0.1340332031" table:display="true" table:show-details="true"/>
                <table:data-pilot-member table:name="0.1379394531" table:display="true" table:show-details="true"/>
                <table:data-pilot-member table:name="0.1430664063" table:display="true" table:show-details="true"/>
                <table:data-pilot-member table:name="0.1440429688" table:display="true" table:show-details="true"/>
                <table:data-pilot-member table:name="0.1481933594" table:display="true" table:show-details="true"/>
                <table:data-pilot-member table:name="0.1501464844" table:display="true" table:show-details="true"/>
                <table:data-pilot-member table:name="0.1540527344" table:display="true" table:show-details="true"/>
                <table:data-pilot-member table:name="0.1740722656" table:display="true" table:show-details="true"/>
                <table:data-pilot-member table:name="24.84667968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5T11:23:31</dc:date>
    <dc:creator>Lighton Phiri</dc:creator>
    <meta:generator>LibreOffice/3.5$Linux_x86 LibreOffice_project/350m1$Build-2</meta:generator>
    <meta:editing-duration>PT16M9S</meta:editing-duration>
    <meta:editing-cycles>10</meta:editing-cycles>
    <meta:document-statistic meta:table-count="3" meta:cell-count="1519" meta:object-count="0"/>
  </office:meta>
</office:document-meta>
</file>